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79mm" fo:break-before="auto" style:use-optimal-row-height="false"/>
    </style:style>
    <style:style style:name="ro7" style:family="table-row">
      <style:table-row-properties style:row-height="8.2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fo:border="none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7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/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106.01mm" svg:y="30.43mm">
            <draw:object draw:notify-on-update-of-ranges="Wykres_liniowa1.D8:Wykres_liniowa1.D28 Wykres_liniowa1.E7:Wykres_liniowa1.E7 Wykres_liniowa1.E8:Wykres_liniowa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table:shapes>
          <draw:frame draw:z-index="0" draw:style-name="gr2" draw:text-style-name="P3" svg:width="173.32mm" svg:height="89.99mm" svg:x="55.56mm" svg:y="28.65mm">
            <draw:object draw:notify-on-update-of-ranges="Wykres_liniowa2.A3:Wykres_liniowa2.A3 Wykres_liniowa2.A4:Wykres_liniowa2.A24 Wykres_liniowa2.B3:Wykres_liniowa2.B3 Wykres_liniowa2.B4:Wykres_liniowa2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lt;=0;[.A4]/(-3);[.A4]*[.A4]/3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85" calcext:value-type="float">
            <text:p>-0,85</text:p>
          </table:table-cell>
          <table:table-cell table:style-name="ce10" table:formula="of:=IF([.A5]&gt;=1;[.A5]/([.A5]+2);IF([.A5]&lt;=0;[.A5]/(-3);[.A5]*[.A5]/3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7" calcext:value-type="float">
            <text:p>-0,7</text:p>
          </table:table-cell>
          <table:table-cell table:style-name="ce10" table:formula="of:=IF([.A6]&gt;=1;[.A6]/([.A6]+2);IF([.A6]&lt;=0;[.A6]/(-3);[.A6]*[.A6]/3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55" calcext:value-type="float">
            <text:p>-0,55</text:p>
          </table:table-cell>
          <table:table-cell table:style-name="ce10" table:formula="of:=IF([.A7]&gt;=1;[.A7]/([.A7]+2);IF([.A7]&lt;=0;[.A7]/(-3);[.A7]*[.A7]/3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4" calcext:value-type="float">
            <text:p>-0,4</text:p>
          </table:table-cell>
          <table:table-cell table:style-name="ce10" table:formula="of:=IF([.A8]&gt;=1;[.A8]/([.A8]+2);IF([.A8]&lt;=0;[.A8]/(-3);[.A8]*[.A8]/3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25" calcext:value-type="float">
            <text:p>-0,25</text:p>
          </table:table-cell>
          <table:table-cell table:style-name="ce10" table:formula="of:=IF([.A9]&gt;=1;[.A9]/([.A9]+2);IF([.A9]&lt;=0;[.A9]/(-3);[.A9]*[.A9]/3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0999999999999999" calcext:value-type="float">
            <text:p>-0,1</text:p>
          </table:table-cell>
          <table:table-cell table:style-name="ce10" table:formula="of:=IF([.A10]&gt;=1;[.A10]/([.A10]+2);IF([.A10]&lt;=0;[.A10]/(-3);[.A10]*[.A10]/3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0500000000000003" calcext:value-type="float">
            <text:p>0,05</text:p>
          </table:table-cell>
          <table:table-cell table:style-name="ce10" table:formula="of:=IF([.A11]&gt;=1;[.A11]/([.A11]+2);IF([.A11]&lt;=0;[.A11]/(-3);[.A11]*[.A11]/3))" office:value-type="float" office:value="0.000833333333333342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2" calcext:value-type="float">
            <text:p>0,2</text:p>
          </table:table-cell>
          <table:table-cell table:style-name="ce10" table:formula="of:=IF([.A12]&gt;=1;[.A12]/([.A12]+2);IF([.A12]&lt;=0;[.A12]/(-3);[.A12]*[.A12]/3))" office:value-type="float" office:value="0.0133333333333334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35" calcext:value-type="float">
            <text:p>0,35</text:p>
          </table:table-cell>
          <table:table-cell table:style-name="ce10" table:formula="of:=IF([.A13]&gt;=1;[.A13]/([.A13]+2);IF([.A13]&lt;=0;[.A13]/(-3);[.A13]*[.A13]/3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5" calcext:value-type="float">
            <text:p>0,5</text:p>
          </table:table-cell>
          <table:table-cell table:style-name="ce10" table:formula="of:=IF([.A14]&gt;=1;[.A14]/([.A14]+2);IF([.A14]&lt;=0;[.A14]/(-3);[.A14]*[.A14]/3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65" calcext:value-type="float">
            <text:p>0,65</text:p>
          </table:table-cell>
          <table:table-cell table:style-name="ce10" table:formula="of:=IF([.A15]&gt;=1;[.A15]/([.A15]+2);IF([.A15]&lt;=0;[.A15]/(-3);[.A15]*[.A15]/3))" office:value-type="float" office:value="0.140833333333334" calcext:value-type="float">
            <text:p>0,140833333333334</text:p>
          </table:table-cell>
          <table:table-cell table:number-columns-repeated="1022"/>
        </table:table-row>
        <table:table-row table:style-name="ro4">
          <table:table-cell table:style-name="ce8" office:value-type="float" office:value="0.8" calcext:value-type="float">
            <text:p>0,8</text:p>
          </table:table-cell>
          <table:table-cell table:style-name="ce10" table:formula="of:=IF([.A16]&gt;=1;[.A16]/([.A16]+2);IF([.A16]&lt;=0;[.A16]/(-3);[.A16]*[.A16]/3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95" calcext:value-type="float">
            <text:p>0,95</text:p>
          </table:table-cell>
          <table:table-cell table:style-name="ce10" table:formula="of:=IF([.A17]&gt;=1;[.A17]/([.A17]+2);IF([.A17]&lt;=0;[.A17]/(-3);[.A17]*[.A17]/3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1.1" calcext:value-type="float">
            <text:p>1,1</text:p>
          </table:table-cell>
          <table:table-cell table:style-name="ce10" table:formula="of:=IF([.A18]&gt;=1;[.A18]/([.A18]+2);IF([.A18]&lt;=0;[.A18]/(-3);[.A18]*[.A18]/3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office:value-type="float" office:value="1.25" calcext:value-type="float">
            <text:p>1,25</text:p>
          </table:table-cell>
          <table:table-cell table:style-name="ce10" table:formula="of:=IF([.A19]&gt;=1;[.A19]/([.A19]+2);IF([.A19]&lt;=0;[.A19]/(-3);[.A19]*[.A19]/3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office:value-type="float" office:value="1.4" calcext:value-type="float">
            <text:p>1,4</text:p>
          </table:table-cell>
          <table:table-cell table:style-name="ce10" table:formula="of:=IF([.A20]&gt;=1;[.A20]/([.A20]+2);IF([.A20]&lt;=0;[.A20]/(-3);[.A20]*[.A20]/3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office:value-type="float" office:value="1.55" calcext:value-type="float">
            <text:p>1,55</text:p>
          </table:table-cell>
          <table:table-cell table:style-name="ce10" table:formula="of:=IF([.A21]&gt;=1;[.A21]/([.A21]+2);IF([.A21]&lt;=0;[.A21]/(-3);[.A21]*[.A21]/3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office:value-type="float" office:value="1.7" calcext:value-type="float">
            <text:p>1,7</text:p>
          </table:table-cell>
          <table:table-cell table:style-name="ce10" table:formula="of:=IF([.A22]&gt;=1;[.A22]/([.A22]+2);IF([.A22]&lt;=0;[.A22]/(-3);[.A22]*[.A22]/3))" office:value-type="float" office:value="0.45945945945946" calcext:value-type="float">
            <text:p>0,45945945945946</text:p>
          </table:table-cell>
          <table:table-cell table:number-columns-repeated="1022"/>
        </table:table-row>
        <table:table-row table:style-name="ro4">
          <table:table-cell table:style-name="ce8" office:value-type="float" office:value="1.85" calcext:value-type="float">
            <text:p>1,85</text:p>
          </table:table-cell>
          <table:table-cell table:style-name="ce10" table:formula="of:=IF([.A23]&gt;=1;[.A23]/([.A23]+2);IF([.A23]&lt;=0;[.A23]/(-3);[.A23]*[.A23]/3))" office:value-type="float" office:value="0.480519480519481" calcext:value-type="float">
            <text:p>0,480519480519481</text:p>
          </table:table-cell>
          <table:table-cell table:number-columns-repeated="1022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0" table:formula="of:=IF([.A24]&gt;=1;[.A24]/([.A24]+2);IF([.A24]&lt;=0;[.A24]/(-3);[.A24]*[.A24]/3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∆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89.64mm" svg:y="45.99mm">
            <draw:object draw:notify-on-update-of-ranges="Wykres_kwadratowa1.D9:Wykres_kwadratowa1.D9 Wykres_kwadratowa1.D10:Wykres_kwadratowa1.D30 Wykres_kwadratowa1.E9:Wykres_kwadratowa1.E9 Wykres_kwadratowa1.E10:Wykres_kwadratowa1.E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^2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^2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$B$10]^2-4*[.$A$10]*[.$C$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^2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 table:formula="of:=IF([.B12]&lt;0;&quot;brak rozwiazań&quot;;IF([.B12]=0;-[.B10]/2*[.A10];((-b)-SQRT([.B12]))/2*[.A10]))" office:value-type="string" office:string-value="brak rozwiazań" calcext:value-type="string">
            <text:p>brak rozwiazań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^2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 table:formula="of:=IF([.B12]&lt;0;&quot;brak rozwiazań&quot;;IF([.B12]=0;-[.B10]/2*[.A10];((-b)+SQRT([.B12]))/2*[.A10]))" office:value-type="string" office:string-value="brak rozwiazań" calcext:value-type="string">
            <text:p>brak rozwiazań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^2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^2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^2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^2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^2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^2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^2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^2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^2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^2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^2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^2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^2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^2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^2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^2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^2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>
          <form:form form:name="Formularz" form:datasource="lista_adres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value-range form:name="Pasek przewijania 1" form:control-implementation="ooo:com.sun.star.form.component.ScrollBar" xml:id="control1" form:id="control1" form:value="0" form:linked-cell="Wykres_kwadratowa2.A6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false"/>
              </form:properties>
            </form:value-range>
            <form:value-range form:name="Pasek przewijania 2" form:control-implementation="ooo:com.sun.star.form.component.ScrollBar" xml:id="control2" form:id="control2" form:value="0" form:linked-cell="Wykres_kwadratowa2.A7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2" form:control-implementation="ooo:com.sun.star.form.component.ScrollBar" xml:id="control3" form:id="control3" form:value="0" form:linked-cell="Wykres_kwadratowa2.A8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  <draw:control draw:z-index="1" draw:style-name="gr5" draw:text-style-name="P4" svg:width="51.91mm" svg:height="7.94mm" svg:x="38.94mm" svg:y="34.3mm" draw:control="control2"/>
          <draw:control draw:z-index="2" draw:style-name="gr5" draw:text-style-name="P4" svg:width="51.91mm" svg:height="7.94mm" svg:x="38.75mm" svg:y="43.03mm" draw:control="control3"/>
          <draw:control draw:z-index="3" draw:style-name="gr5" draw:text-style-name="P4" svg:width="51.91mm" svg:height="7.94mm" svg:x="38.94mm" svg:y="25.93mm" draw:control="control1"/>
          <draw:frame draw:z-index="4" draw:style-name="gr2" draw:text-style-name="P3" svg:width="159.99mm" svg:height="89.99mm" svg:x="4.79mm" svg:y="59.47mm">
            <draw:object draw:notify-on-update-of-ranges="Wykres_kwadratowa2.B3:Wykres_kwadratowa2.B3 Wykres_kwadratowa2.C3:Wykres_kwadratowa2.M3 Wykres_kwadratowa2.B4:Wykres_kwadratowa2.B4 Wykres_kwadratowa2.C4:Wykres_kwadratowa2.M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7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/>
          <table:table-cell table:style-name="ce19" office:value-type="string" calcext:value-type="string">
            <text:p>y</text:p>
          </table:table-cell>
          <table:table-cell table:style-name="ce5" table:formula="of:=[.$C$6]*([.C3]-[.$C$7])^2+[.$C$8]" office:value-type="float" office:value="25" calcext:value-type="float">
            <text:p>25</text:p>
          </table:table-cell>
          <table:table-cell table:style-name="ce5" table:formula="of:=[.$C$6]*([.D3]-[.$C$7])^2+[.$C$8]" office:value-type="float" office:value="16" calcext:value-type="float">
            <text:p>16</text:p>
          </table:table-cell>
          <table:table-cell table:style-name="ce5" table:formula="of:=[.$C$6]*([.E3]-[.$C$7])^2+[.$C$8]" office:value-type="float" office:value="9" calcext:value-type="float">
            <text:p>9</text:p>
          </table:table-cell>
          <table:table-cell table:style-name="ce5" table:formula="of:=[.$C$6]*([.F3]-[.$C$7])^2+[.$C$8]" office:value-type="float" office:value="4" calcext:value-type="float">
            <text:p>4</text:p>
          </table:table-cell>
          <table:table-cell table:style-name="ce5" table:formula="of:=[.$C$6]*([.G3]-[.$C$7])^2+[.$C$8]" office:value-type="float" office:value="1" calcext:value-type="float">
            <text:p>1</text:p>
          </table:table-cell>
          <table:table-cell table:style-name="ce5" table:formula="of:=[.$C$6]*([.H3]-[.$C$7])^2+[.$C$8]" office:value-type="float" office:value="0" calcext:value-type="float">
            <text:p>0</text:p>
          </table:table-cell>
          <table:table-cell table:style-name="ce5" table:formula="of:=[.$C$6]*([.I3]-[.$C$7])^2+[.$C$8]" office:value-type="float" office:value="1" calcext:value-type="float">
            <text:p>1</text:p>
          </table:table-cell>
          <table:table-cell table:style-name="ce5" table:formula="of:=[.$C$6]*([.J3]-[.$C$7])^2+[.$C$8]" office:value-type="float" office:value="4" calcext:value-type="float">
            <text:p>4</text:p>
          </table:table-cell>
          <table:table-cell table:style-name="ce5" table:formula="of:=[.$C$6]*([.K3]-[.$C$7])^2+[.$C$8]" office:value-type="float" office:value="9" calcext:value-type="float">
            <text:p>9</text:p>
          </table:table-cell>
          <table:table-cell table:style-name="ce5" table:formula="of:=[.$C$6]*([.L3]-[.$C$7])^2+[.$C$8]" office:value-type="float" office:value="16" calcext:value-type="float">
            <text:p>16</text:p>
          </table:table-cell>
          <table:table-cell table:style-name="ce5" table:formula="of:=[.$C$6]*([.M3]-[.$C$7])^2+[.$C$8]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8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a</text:p>
          </table:table-cell>
          <table:table-cell table:style-name="ce5" table:formula="of:=([.A6]-50)/50" office:value-type="float" office:value="1" calcext:value-type="float">
            <text:p>1</text:p>
          </table:table-cell>
          <table:table-cell table:number-columns-repeated="1021"/>
        </table:table-row>
        <table:table-row table:style-name="ro8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b</text:p>
          </table:table-cell>
          <table:table-cell table:style-name="ce5" table:formula="of:=([.A7]-50)/10" office:value-type="float" office:value="0" calcext:value-type="float">
            <text:p>0</text:p>
          </table:table-cell>
          <table:table-cell table:number-columns-repeated="1021"/>
        </table:table-row>
        <table:table-row table:style-name="ro8">
          <table:table-cell office:value-type="float" office:value="50" calcext:value-type="float">
            <text:p>50</text:p>
          </table:table-cell>
          <table:table-cell table:style-name="ce19" office:value-type="string" calcext:value-type="string">
            <text:p>c</text:p>
          </table:table-cell>
          <table:table-cell table:style-name="ce5" table:formula="of:=([.A8]-50)/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tangens" table:style-name="ta5">
        <table:shapes>
          <draw:custom-shape draw:z-index="0" draw:name="Prostokąt 2" draw:style-name="gr6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95.41mm" svg:height="124.71mm" svg:x="50.6mm" svg:y="31.16mm">
            <draw:object draw:notify-on-update-of-ranges="Wykres_tangens.A5:Wykres_tangens.A5 Wykres_tangens.A6:Wykres_tangens.A42 Wykres_tangens.C5:Wykres_tangens.C5 Wykres_tangens.C6:Wykres_tangens.C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22" table:formula="of:=RADIANS([.A6])" office:value-type="float" office:value="0" calcext:value-type="float">
            <text:p>0,00</text:p>
          </table:table-cell>
          <table:table-cell table:style-name="ce22" table:formula="of:=TAN([.B6])" office:value-type="float" office:value="0" calcext:value-type="float">
            <text:p>0,00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2" table:formula="of:=RADIANS([.A7])" office:value-type="float" office:value="0.174532925199433" calcext:value-type="float">
            <text:p>0,17</text:p>
          </table:table-cell>
          <table:table-cell table:style-name="ce22" table:formula="of:=TAN([.B7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2" table:formula="of:=RADIANS([.A8])" office:value-type="float" office:value="0.349065850398866" calcext:value-type="float">
            <text:p>0,35</text:p>
          </table:table-cell>
          <table:table-cell table:style-name="ce22" table:formula="of:=TAN([.B8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2" table:formula="of:=RADIANS([.A9])" office:value-type="float" office:value="0.523598775598299" calcext:value-type="float">
            <text:p>0,52</text:p>
          </table:table-cell>
          <table:table-cell table:style-name="ce22" table:formula="of:=TAN([.B9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2" table:formula="of:=RADIANS([.A10])" office:value-type="float" office:value="0.698131700797732" calcext:value-type="float">
            <text:p>0,70</text:p>
          </table:table-cell>
          <table:table-cell table:style-name="ce22" table:formula="of:=TAN([.B10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2" table:formula="of:=RADIANS([.A11])" office:value-type="float" office:value="0.872664625997165" calcext:value-type="float">
            <text:p>0,87</text:p>
          </table:table-cell>
          <table:table-cell table:style-name="ce22" table:formula="of:=TAN([.B11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22" table:formula="of:=RADIANS([.A12])" office:value-type="float" office:value="1.0471975511966" calcext:value-type="float">
            <text:p>1,05</text:p>
          </table:table-cell>
          <table:table-cell table:style-name="ce22" table:formula="of:=TAN([.B12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22" table:formula="of:=RADIANS([.A13])" office:value-type="float" office:value="1.22173047639603" calcext:value-type="float">
            <text:p>1,22</text:p>
          </table:table-cell>
          <table:table-cell table:style-name="ce22" table:formula="of:=TAN([.B13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22" table:formula="of:=RADIANS([.A14])" office:value-type="float" office:value="1.39626340159546" calcext:value-type="float">
            <text:p>1,40</text:p>
          </table:table-cell>
          <table:table-cell table:style-name="ce22" table:formula="of:=TAN([.B14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22" table:formula="of:=RADIANS([.A15])" office:value-type="float" office:value="1.5707963267949" calcext:value-type="float">
            <text:p>1,57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22" table:formula="of:=RADIANS([.A16])" office:value-type="float" office:value="1.74532925199433" calcext:value-type="float">
            <text:p>1,75</text:p>
          </table:table-cell>
          <table:table-cell table:style-name="ce22" table:formula="of:=TAN([.B16])" office:value-type="float" office:value="-5.67128181961771" calcext:value-type="float">
            <text:p>-5,67</text:p>
          </table:table-cell>
          <table:table-cell table:number-columns-repeated="1021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22" table:formula="of:=RADIANS([.A17])" office:value-type="float" office:value="1.91986217719376" calcext:value-type="float">
            <text:p>1,92</text:p>
          </table:table-cell>
          <table:table-cell table:style-name="ce22" table:formula="of:=TAN([.B17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22" table:formula="of:=RADIANS([.A18])" office:value-type="float" office:value="2.0943951023932" calcext:value-type="float">
            <text:p>2,09</text:p>
          </table:table-cell>
          <table:table-cell table:style-name="ce22" table:formula="of:=TAN([.B18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22" table:formula="of:=RADIANS([.A19])" office:value-type="float" office:value="2.26892802759263" calcext:value-type="float">
            <text:p>2,27</text:p>
          </table:table-cell>
          <table:table-cell table:style-name="ce22" table:formula="of:=TAN([.B19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22" table:formula="of:=RADIANS([.A20])" office:value-type="float" office:value="2.44346095279206" calcext:value-type="float">
            <text:p>2,44</text:p>
          </table:table-cell>
          <table:table-cell table:style-name="ce22" table:formula="of:=TAN([.B20])" office:value-type="float" office:value="-0.83909963117728" calcext:value-type="float">
            <text:p>-0,84</text:p>
          </table:table-cell>
          <table:table-cell table:number-columns-repeated="1021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22" table:formula="of:=RADIANS([.A21])" office:value-type="float" office:value="2.61799387799149" calcext:value-type="float">
            <text:p>2,62</text:p>
          </table:table-cell>
          <table:table-cell table:style-name="ce22" table:formula="of:=TAN([.B21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22" table:formula="of:=RADIANS([.A22])" office:value-type="float" office:value="2.79252680319093" calcext:value-type="float">
            <text:p>2,79</text:p>
          </table:table-cell>
          <table:table-cell table:style-name="ce22" table:formula="of:=TAN([.B22])" office:value-type="float" office:value="-0.363970234266203" calcext:value-type="float">
            <text:p>-0,36</text:p>
          </table:table-cell>
          <table:table-cell table:number-columns-repeated="1021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22" table:formula="of:=RADIANS([.A23])" office:value-type="float" office:value="2.96705972839036" calcext:value-type="float">
            <text:p>2,97</text:p>
          </table:table-cell>
          <table:table-cell table:style-name="ce22" table:formula="of:=TAN([.B23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22" table:formula="of:=RADIANS([.A24])" office:value-type="float" office:value="3.14159265358979" calcext:value-type="float">
            <text:p>3,14</text:p>
          </table:table-cell>
          <table:table-cell table:style-name="ce22" table:formula="of:=TAN([.B24])" office:value-type="float" office:value="-1.22464679914735E-016" calcext:value-type="float">
            <text:p>0,00</text:p>
          </table:table-cell>
          <table:table-cell table:number-columns-repeated="1021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22" table:formula="of:=RADIANS([.A25])" office:value-type="float" office:value="3.31612557878923" calcext:value-type="float">
            <text:p>3,32</text:p>
          </table:table-cell>
          <table:table-cell table:style-name="ce22" table:formula="of:=TAN([.B25])" office:value-type="float" office:value="0.176326980708465" calcext:value-type="float">
            <text:p>0,18</text:p>
          </table:table-cell>
          <table:table-cell table:number-columns-repeated="1021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22" table:formula="of:=RADIANS([.A26])" office:value-type="float" office:value="3.49065850398866" calcext:value-type="float">
            <text:p>3,49</text:p>
          </table:table-cell>
          <table:table-cell table:style-name="ce22" table:formula="of:=TAN([.B26])" office:value-type="float" office:value="0.363970234266202" calcext:value-type="float">
            <text:p>0,36</text:p>
          </table:table-cell>
          <table:table-cell table:number-columns-repeated="1021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22" table:formula="of:=RADIANS([.A27])" office:value-type="float" office:value="3.66519142918809" calcext:value-type="float">
            <text:p>3,67</text:p>
          </table:table-cell>
          <table:table-cell table:style-name="ce22" table:formula="of:=TAN([.B27])" office:value-type="float" office:value="0.577350269189626" calcext:value-type="float">
            <text:p>0,58</text:p>
          </table:table-cell>
          <table:table-cell table:number-columns-repeated="1021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22" table:formula="of:=RADIANS([.A28])" office:value-type="float" office:value="3.83972435438752" calcext:value-type="float">
            <text:p>3,84</text:p>
          </table:table-cell>
          <table:table-cell table:style-name="ce22" table:formula="of:=TAN([.B28])" office:value-type="float" office:value="0.83909963117728" calcext:value-type="float">
            <text:p>0,84</text:p>
          </table:table-cell>
          <table:table-cell table:number-columns-repeated="1021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22" table:formula="of:=RADIANS([.A29])" office:value-type="float" office:value="4.01425727958696" calcext:value-type="float">
            <text:p>4,01</text:p>
          </table:table-cell>
          <table:table-cell table:style-name="ce22" table:formula="of:=TAN([.B29])" office:value-type="float" office:value="1.19175359259421" calcext:value-type="float">
            <text:p>1,19</text:p>
          </table:table-cell>
          <table:table-cell table:number-columns-repeated="1021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22" table:formula="of:=RADIANS([.A30])" office:value-type="float" office:value="4.18879020478639" calcext:value-type="float">
            <text:p>4,19</text:p>
          </table:table-cell>
          <table:table-cell table:style-name="ce22" table:formula="of:=TAN([.B30])" office:value-type="float" office:value="1.73205080756888" calcext:value-type="float">
            <text:p>1,73</text:p>
          </table:table-cell>
          <table:table-cell table:number-columns-repeated="1021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22" table:formula="of:=RADIANS([.A31])" office:value-type="float" office:value="4.36332312998582" calcext:value-type="float">
            <text:p>4,36</text:p>
          </table:table-cell>
          <table:table-cell table:style-name="ce22" table:formula="of:=TAN([.B31])" office:value-type="float" office:value="2.74747741945462" calcext:value-type="float">
            <text:p>2,75</text:p>
          </table:table-cell>
          <table:table-cell table:number-columns-repeated="1021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22" table:formula="of:=RADIANS([.A32])" office:value-type="float" office:value="4.53785605518526" calcext:value-type="float">
            <text:p>4,54</text:p>
          </table:table-cell>
          <table:table-cell table:style-name="ce22" table:formula="of:=TAN([.B32])" office:value-type="float" office:value="5.67128181961771" calcext:value-type="float">
            <text:p>5,67</text:p>
          </table:table-cell>
          <table:table-cell table:number-columns-repeated="1021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22" table:formula="of:=RADIANS([.A33])" office:value-type="float" office:value="4.71238898038469" calcext:value-type="float">
            <text:p>4,71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22" table:formula="of:=RADIANS([.A34])" office:value-type="float" office:value="4.88692190558412" calcext:value-type="float">
            <text:p>4,89</text:p>
          </table:table-cell>
          <table:table-cell table:style-name="ce22" table:formula="of:=TAN([.B34])" office:value-type="float" office:value="-5.67128181961772" calcext:value-type="float">
            <text:p>-5,67</text:p>
          </table:table-cell>
          <table:table-cell table:number-columns-repeated="1021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22" table:formula="of:=RADIANS([.A35])" office:value-type="float" office:value="5.06145483078356" calcext:value-type="float">
            <text:p>5,06</text:p>
          </table:table-cell>
          <table:table-cell table:style-name="ce22" table:formula="of:=TAN([.B35])" office:value-type="float" office:value="-2.74747741945462" calcext:value-type="float">
            <text:p>-2,75</text:p>
          </table:table-cell>
          <table:table-cell table:number-columns-repeated="1021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22" table:formula="of:=RADIANS([.A36])" office:value-type="float" office:value="5.23598775598299" calcext:value-type="float">
            <text:p>5,24</text:p>
          </table:table-cell>
          <table:table-cell table:style-name="ce22" table:formula="of:=TAN([.B36])" office:value-type="float" office:value="-1.73205080756888" calcext:value-type="float">
            <text:p>-1,73</text:p>
          </table:table-cell>
          <table:table-cell table:number-columns-repeated="1021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22" table:formula="of:=RADIANS([.A37])" office:value-type="float" office:value="5.41052068118242" calcext:value-type="float">
            <text:p>5,41</text:p>
          </table:table-cell>
          <table:table-cell table:style-name="ce22" table:formula="of:=TAN([.B37])" office:value-type="float" office:value="-1.19175359259421" calcext:value-type="float">
            <text:p>-1,19</text:p>
          </table:table-cell>
          <table:table-cell table:number-columns-repeated="1021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22" table:formula="of:=RADIANS([.A38])" office:value-type="float" office:value="5.58505360638185" calcext:value-type="float">
            <text:p>5,59</text:p>
          </table:table-cell>
          <table:table-cell table:style-name="ce22" table:formula="of:=TAN([.B38])" office:value-type="float" office:value="-0.839099631177281" calcext:value-type="float">
            <text:p>-0,84</text:p>
          </table:table-cell>
          <table:table-cell table:number-columns-repeated="1021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22" table:formula="of:=RADIANS([.A39])" office:value-type="float" office:value="5.75958653158129" calcext:value-type="float">
            <text:p>5,76</text:p>
          </table:table-cell>
          <table:table-cell table:style-name="ce22" table:formula="of:=TAN([.B39])" office:value-type="float" office:value="-0.577350269189626" calcext:value-type="float">
            <text:p>-0,58</text:p>
          </table:table-cell>
          <table:table-cell table:number-columns-repeated="1021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22" table:formula="of:=RADIANS([.A40])" office:value-type="float" office:value="5.93411945678072" calcext:value-type="float">
            <text:p>5,93</text:p>
          </table:table-cell>
          <table:table-cell table:style-name="ce22" table:formula="of:=TAN([.B40])" office:value-type="float" office:value="-0.363970234266202" calcext:value-type="float">
            <text:p>-0,36</text:p>
          </table:table-cell>
          <table:table-cell table:number-columns-repeated="1021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22" table:formula="of:=RADIANS([.A41])" office:value-type="float" office:value="6.10865238198015" calcext:value-type="float">
            <text:p>6,11</text:p>
          </table:table-cell>
          <table:table-cell table:style-name="ce22" table:formula="of:=TAN([.B41])" office:value-type="float" office:value="-0.176326980708465" calcext:value-type="float">
            <text:p>-0,18</text:p>
          </table:table-cell>
          <table:table-cell table:number-columns-repeated="1021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22" table:formula="of:=RADIANS([.A42])" office:value-type="float" office:value="6.28318530717959" calcext:value-type="float">
            <text:p>6,28</text:p>
          </table:table-cell>
          <table:table-cell table:style-name="ce22" table:formula="of:=TAN([.B42])" office:value-type="float" office:value="-2.44929359829471E-016" calcext:value-type="float">
            <text:p>0,00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7" draw:text-style-name="P6" svg:width="165.55mm" svg:height="9.96mm" svg:x="0.28mm" svg:y="0.26mm">
            <text:p text:style-name="P5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37.78mm" svg:height="114.76mm" svg:x="33.55mm" svg:y="21.6mm">
            <draw:object draw:notify-on-update-of-ranges="Wykres_logarytm.A5:Wykres_logarytm.A34 Wykres_logarytm.B4:Wykres_logarytm.B4 Wykres_logarytm.B5:Wykres_logarytm.B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22" table:formula="of:=LOG([.A5];2)" office:value-type="float" office:value="-3.32192809488736" calcext:value-type="float">
            <text:p>-3,32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22" table:formula="of:=LOG([.A6];2)" office:value-type="float" office:value="-2.32192809488736" calcext:value-type="float">
            <text:p>-2,32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22" table:formula="of:=LOG([.A7];2)" office:value-type="float" office:value="-1.73696559416621" calcext:value-type="float">
            <text:p>-1,74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22" table:formula="of:=LOG([.A8];2)" office:value-type="float" office:value="-1.32192809488736" calcext:value-type="float">
            <text:p>-1,3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22" table:formula="of:=LOG([.A9];2)" office:value-type="float" office:value="-1" calcext:value-type="float">
            <text:p>-1,00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22" table:formula="of:=LOG([.A10];2)" office:value-type="float" office:value="-0.736965594166206" calcext:value-type="float">
            <text:p>-0,74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22" table:formula="of:=LOG([.A11];2)" office:value-type="float" office:value="-0.514573172829758" calcext:value-type="float">
            <text:p>-0,51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22" table:formula="of:=LOG([.A12];2)" office:value-type="float" office:value="-0.321928094887362" calcext:value-type="float">
            <text:p>-0,32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22" table:formula="of:=LOG([.A13];2)" office:value-type="float" office:value="-0.15200309344505" calcext:value-type="float">
            <text:p>-0,15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2" table:formula="of:=LOG([.A14];2)" office:value-type="float" office:value="0" calcext:value-type="float">
            <text:p>0,00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22" table:formula="of:=LOG([.A15];2)" office:value-type="float" office:value="0.137503523749935" calcext:value-type="float">
            <text:p>0,14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22" table:formula="of:=LOG([.A16];2)" office:value-type="float" office:value="0.263034405833794" calcext:value-type="float">
            <text:p>0,26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22" table:formula="of:=LOG([.A17];2)" office:value-type="float" office:value="0.37851162325373" calcext:value-type="float">
            <text:p>0,38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22" table:formula="of:=LOG([.A18];2)" office:value-type="float" office:value="0.485426827170242" calcext:value-type="float">
            <text:p>0,49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22" table:formula="of:=LOG([.A19];2)" office:value-type="float" office:value="0.584962500721156" calcext:value-type="float">
            <text:p>0,58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22" table:formula="of:=LOG([.A20];2)" office:value-type="float" office:value="0.678071905112638" calcext:value-type="float">
            <text:p>0,6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22" table:formula="of:=LOG([.A21];2)" office:value-type="float" office:value="0.765534746362977" calcext:value-type="float">
            <text:p>0,77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22" table:formula="of:=LOG([.A22];2)" office:value-type="float" office:value="0.84799690655495" calcext:value-type="float">
            <text:p>0,8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22" table:formula="of:=LOG([.A23];2)" office:value-type="float" office:value="0.925999418556223" calcext:value-type="float">
            <text:p>0,93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2" table:formula="of:=LOG([.A24];2)" office:value-type="float" office:value="1" calcext:value-type="float">
            <text:p>1,00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22" table:formula="of:=LOG([.A25];2)" office:value-type="float" office:value="1.0703893278914" calcext:value-type="float">
            <text:p>1,07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22" table:formula="of:=LOG([.A26];2)" office:value-type="float" office:value="1.13750352374994" calcext:value-type="float">
            <text:p>1,14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22" table:formula="of:=LOG([.A27];2)" office:value-type="float" office:value="1.20163386116965" calcext:value-type="float">
            <text:p>1,20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22" table:formula="of:=LOG([.A28];2)" office:value-type="float" office:value="1.26303440583379" calcext:value-type="float">
            <text:p>1,26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22" table:formula="of:=LOG([.A29];2)" office:value-type="float" office:value="1.32192809488736" calcext:value-type="float">
            <text:p>1,32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22" table:formula="of:=LOG([.A30];2)" office:value-type="float" office:value="1.37851162325373" calcext:value-type="float">
            <text:p>1,38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22" table:formula="of:=LOG([.A31];2)" office:value-type="float" office:value="1.43295940727611" calcext:value-type="float">
            <text:p>1,43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22" table:formula="of:=LOG([.A32];2)" office:value-type="float" office:value="1.48542682717024" calcext:value-type="float">
            <text:p>1,49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22" table:formula="of:=LOG([.A33];2)" office:value-type="float" office:value="1.53605290024021" calcext:value-type="float">
            <text:p>1,54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2" table:formula="of:=LOG([.A34];2)" office:value-type="float" office:value="1.58496250072116" calcext:value-type="float">
            <text:p>1,58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23:12:22.56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8-04-09T21:27:47.631000000</dc:date>
    <meta:editing-cycles>77</meta:editing-cycles>
    <meta:editing-duration>PT2H12M16S</meta:editing-duration>
    <meta:generator>LibreOffice/6.0.2.1$Windows_X86_64 LibreOffice_project/f7f06a8f319e4b62f9bc5095aa112a65d2f3ac89</meta:generator>
    <meta:document-statistic meta:table-count="6" meta:cell-count="38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Wykres funkcji y=ax+b</text:p>
        </chart:title>
        <chart:legend chart:legend-position="end" svg:x="14.471cm" svg:y="4.201cm" style:legend-expansion="high" chart:style-name="ch3"/>
        <chart:plot-area chart:style-name="ch4" table:cell-range-address="Wykres_liniowa1.D8:Wykres_liniowa1.E28 Wykres_liniowa1.E7:Wykres_liniowa1.E7" chart:data-source-has-labels="row" svg:x="0.32cm" svg:y="1.275cm" svg:width="13.831cm" svg:height="7.545cm">
          <chartooo:coordinate-region svg:x="0.558cm" svg:y="1.474cm" svg:width="13.406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333cm" svg:height="9cm" xlink:href=".." xlink:type="simple" chart:class="chart:scatter" chart:style-name="ch1">
        <chart:legend chart:legend-position="end" svg:x="15.486cm" svg:y="4.201cm" style:legend-expansion="high" chart:style-name="ch2"/>
        <chart:plot-area chart:style-name="ch3" table:cell-range-address="Wykres_liniowa2.A3:Wykres_liniowa2.B24" chart:data-source-has-labels="row" svg:x="0.346cm" svg:y="0.18cm" svg:width="14.794cm" svg:height="8.64cm">
          <chartooo:coordinate-region svg:x="0.637cm" svg:y="0.38cm" svg:width="14.26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99999999999999">
                <text:p>-0.099999999999999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3">
                <text:p>0.0500000000000003</text:p>
              </table:table-cell>
              <table:table-cell office:value-type="float" office:value="0.000833333333333342">
                <text:p>0.000833333333333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4">
                <text:p>0.0133333333333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4">
                <text:p>0.140833333333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6">
                <text:p>0.45945945945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1">
                <text:p>0.480519480519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33cm" svg:y="0.316cm" chart:style-name="ch2">
          <text:p>Wykres funkcji y=ax^2+bx+c</text:p>
        </chart:title>
        <chart:legend chart:legend-position="end" svg:x="14.471cm" svg:y="4.201cm" style:legend-expansion="high" chart:style-name="ch3"/>
        <chart:plot-area chart:style-name="ch4" table:cell-range-address="Wykres_kwadratowa1.D9:Wykres_kwadratowa1.E30" chart:data-source-has-labels="row" svg:x="0.32cm" svg:y="1.275cm" svg:width="13.831cm" svg:height="7.545cm">
          <chartooo:coordinate-region svg:x="0.558cm" svg:y="1.474cm" svg:width="13.406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kwadratowa1.E10:Wykres_kwadratowa1.E30" chart:label-cell-address="Wykres_kwadratowa1.E9:Wykres_kwadratowa1.E9" chart:class="chart:scatter">
            <chart:domain table:cell-range-address="Wykres_kwadratowa1.D10:Wykres_kwadratowa1.D30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kwadratowa1.E9:Wykres_kwadratow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kwadratowa1.D10:Wykres_kwadratowa1.D30</svg:desc>
                </draw:g>
              </table:table-cell>
              <table:table-cell office:value-type="float" office:value="112">
                <text:p>112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5" chart:maximum="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Wykres_kwadratowa2.B3:Wykres_kwadratowa2.M4" chart:data-source-has-labels="column" svg:x="0.317cm" svg:y="0.239cm" svg:width="13.828cm" svg:height="8.637cm">
          <chartooo:coordinate-region svg:x="0.463cm" svg:y="0.438cm" svg:width="13.588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kres_kwadratowa2.C4:Wykres_kwadratowa2.M4" chart:label-cell-address="Wykres_kwadratowa2.B4:Wykres_kwadratowa2.B4" chart:class="chart:scatter">
            <chart:domain table:cell-range-address="Wykres_kwadratowa2.C3:Wykres_kwadratowa2.M3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Wykres_kwadratowa2.C3:Wykres_kwadratowa2.M3</svg:desc>
                </draw:g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Wykres_kwadratowa2.B4:Wykres_kwadratowa2.B4</svg:desc>
                </draw:g>
              </table:table-cell>
              <table:table-cell office:value-type="float" office:value="25">
                <text:p>25</text:p>
                <draw:g>
                  <svg:desc>Wykres_kwadratowa2.C4:Wykres_kwadratowa2.M4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79cm" svg:height="11.477cm" xlink:href=".." xlink:type="simple" chart:class="chart:line" chart:style-name="ch1">
        <chart:legend chart:legend-position="end" svg:x="11.615cm" svg:y="5.439cm" style:legend-expansion="high" chart:style-name="ch2"/>
        <chart:plot-area chart:style-name="ch3" table:cell-range-address="Wykres_logarytm.A5:Wykres_logarytm.B34 Wykres_logarytm.B4:Wykres_logarytm.B4" chart:data-source-has-labels="both" svg:x="0.275cm" svg:y="0.229cm" svg:width="11.065cm" svg:height="11.019cm">
          <chartooo:coordinate-region svg:x="1.293cm" svg:y="0.428cm" svg:width="10.047cm" svg:height="10.621cm"/>
          <chart:axis chart:dimension="x" chart:name="primary-x" chart:style-name="ch4" chartooo:axis-type="auto">
            <chartooo:date-scale/>
            <chart:categories table:cell-range-address="Wykres_logarytm.A5:Wykres_logarytm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ykres_logarytm.B5:Wykres_logarytm.B34" chart:label-cell-address="Wykres_logarytm.B4:Wykres_logarytm.B4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2x</text:p>
                <draw:g>
                  <svg:desc>Wykres_logarytm.B4:Wykres_logarytm.B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Wykres_logarytm.A5:Wykres_logarytm.A34</svg:desc>
                </draw:g>
              </table:table-cell>
              <table:table-cell office:value-type="float" office:value="-3.32192809488736">
                <text:p>-3.32192809488736</text:p>
                <draw:g>
                  <svg:desc>Wykres_logarytm.B5:Wykres_logarytm.B34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-2.32192809488736">
                <text:p>-2.3219280948873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-1.73696559416621">
                <text:p>-1.7369655941662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1.32192809488736">
                <text:p>-1.3219280948873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736965594166206">
                <text:p>-0.73696559416620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514573172829758">
                <text:p>-0.51457317282975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321928094887362">
                <text:p>-0.32192809488736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-0.15200309344505">
                <text:p>-0.1520030934450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137503523749935">
                <text:p>0.13750352374993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263034405833794">
                <text:p>0.26303440583379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37851162325373">
                <text:p>0.3785116232537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485426827170242">
                <text:p>0.48542682717024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584962500721156">
                <text:p>0.58496250072115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678071905112638">
                <text:p>0.67807190511263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765534746362977">
                <text:p>0.76553474636297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84799690655495">
                <text:p>0.8479969065549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925999418556223">
                <text:p>0.92599941855622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.0703893278914">
                <text:p>1.0703893278914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.13750352374994">
                <text:p>1.1375035237499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.20163386116965">
                <text:p>1.2016338611696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.26303440583379">
                <text:p>1.2630344058337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32192809488736">
                <text:p>1.3219280948873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.37851162325373">
                <text:p>1.3785116232537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.43295940727611">
                <text:p>1.4329594072761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.48542682717024">
                <text:p>1.48542682717024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.53605290024021">
                <text:p>1.536052900240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8496250072116">
                <text:p>1.584962500721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42cm" svg:height="12.472cm" xlink:href=".." xlink:type="simple" chart:class="chart:line" chart:style-name="ch1">
        <chart:legend chart:legend-position="end" svg:x="7.616cm" svg:y="5.937cm" style:legend-expansion="high" chart:style-name="ch2"/>
        <chart:plot-area chart:style-name="ch3" table:cell-range-address="Wykres_tangens.A5:Wykres_tangens.A42 Wykres_tangens.C5:Wykres_tangens.C42" chart:data-source-has-labels="both" svg:x="0.19cm" svg:y="0.249cm" svg:width="7.236cm" svg:height="11.974cm">
          <chartooo:coordinate-region svg:x="1.208cm" svg:y="0.448cm" svg:width="6.077cm" svg:height="11.576cm"/>
          <chart:axis chart:dimension="x" chart:name="primary-x" chart:style-name="ch4" chartooo:axis-type="auto">
            <chartooo:date-scale/>
            <chart:categories table:cell-range-address="Wykres_tangens.A6:Wykres_tangens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ykres_tangens.C6:Wykres_tangens.C42" chart:label-cell-address="Wykres_tangens.C5:Wykres_tangens.C5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 x</text:p>
                <draw:g>
                  <svg:desc>Wykres_tangens.C5:Wykres_tangens.C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Wykres_tangens.A6:Wykres_tangens.A42</svg:desc>
                </draw:g>
              </table:table-cell>
              <table:table-cell office:value-type="float" office:value="0">
                <text:p>0</text:p>
                <draw:g>
                  <svg:desc>Wykres_tangens.C6:Wykres_tangens.C4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.67128181961771">
                <text:p>-5.671281819617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83909963117728">
                <text:p>-0.8390996311772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363970234266203">
                <text:p>-0.36397023426620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76326980708465">
                <text:p>0.1763269807084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63970234266202">
                <text:p>0.36397023426620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3909963117728">
                <text:p>0.83909963117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19175359259421">
                <text:p>1.1917535925942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73205080756888">
                <text:p>1.732050807568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74747741945462">
                <text:p>2.7474774194546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.67128181961771">
                <text:p>5.6712818196177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5.67128181961772">
                <text:p>-5.6712818196177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2.74747741945462">
                <text:p>-2.7474774194546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1.19175359259421">
                <text:p>-1.1917535925942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839099631177281">
                <text:p>-0.83909963117728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0.577350269189626">
                <text:p>-0.57735026918962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0.363970234266202">
                <text:p>-0.3639702342662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176326980708465">
                <text:p>-0.17632698070846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